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Norm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347e8d" officeooo:paragraph-rsid="00347e8d"/>
    </style:style>
    <style:style style:name="T1" style:family="text">
      <style:text-properties officeooo:rsid="0039a1e7"/>
    </style:style>
    <style:style style:name="T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 style:font-adornments="Norm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officeooo:rsid="0002f217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f544c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.199cm" fo:margin-right="0.199cm" fo:margin-top="0.101cm" fo:margin-bottom="0.101cm" style:contextual-spacing="false" fo:text-align="center" style:justify-single-word="false" fo:keep-together="always" fo:orphans="0" fo:widows="0" fo:text-indent="0cm" style:auto-text-indent="false" style:page-number="auto" text:number-lines="false" text:line-number="0" style:vertical-align="auto">
        <style:tab-stops/>
      </style:paragraph-properties>
      <style:text-properties fo:font-variant="normal" fo:text-transform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_20_savoir" style:display-name="A savoir" style:family="paragraph" style:parent-style-name="Standard" style:master-page-name="">
      <style:paragraph-properties style:page-number="auto">
        <style:drop-cap/>
      </style:paragraph-properties>
      <style:text-properties style:font-name="Calibri1" fo:font-family="Calibri" style:font-style-name="Normal" style:font-family-generic="swiss" fo:font-size="14pt" fo:font-style="italic" fo:background-color="#729fcf"/>
    </style:style>
    <style:style style:name="Remarque" style:family="paragraph" style:parent-style-name="Standard" style:master-page-name="">
      <loext:graphic-properties draw:fill="solid" draw:fill-color="#ffdbb6" draw:opacity="50%"/>
      <style:paragraph-properties fo:margin-left="0.199cm" fo:margin-right="0cm" fo:margin-top="0.199cm" fo:margin-bottom="0.199cm" style:contextual-spacing="false" fo:text-indent="0cm" style:auto-text-indent="false" style:page-number="auto" fo:background-color="#ffdbb6" fo:padding-left="0.349cm" fo:padding-right="0.049cm" fo:padding-top="0.049cm" fo:padding-bottom="0.049cm" fo:border-left="0.06pt solid #000000" fo:border-right="none" fo:border-top="none" fo:border-bottom="none">
        <style:tab-stops/>
      </style:paragraph-properties>
      <style:text-properties style:font-name="Calibri1" fo:font-family="Calibri" style:font-style-name="Normal" style:font-family-generic="swiss" fo:font-style="italic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801cm" fo:margin-right="0.801cm" fo:margin-top="0.199cm" fo:margin-bottom="0.199cm" style:contextual-spacing="false" fo:text-indent="0cm" style:auto-text-indent="false" fo:padding-left="0.349cm" fo:padding-right="0.049cm" fo:padding-top="0.049cm" fo:padding-bottom="0.049cm" fo:border-left="0.06pt solid #000000" fo:border-right="none" fo:border-top="none" fo:border-bottom="none"/>
    </style:style>
    <style:style style:name="Définition" style:family="paragraph" style:parent-style-name="Standard" style:master-page-name="">
      <loext:graphic-properties draw:fill="solid" draw:fill-color="#eeeeee" draw:gradient-step-count="0"/>
      <style:paragraph-properties fo:margin-left="0.199cm" fo:margin-right="0.199cm" fo:margin-top="0.3cm" fo:margin-bottom="0.3cm" style:contextual-spacing="false" fo:keep-together="always" fo:orphans="0" fo:widows="0" fo:text-indent="0cm" style:auto-text-indent="false" style:page-number="auto" fo:break-before="auto" fo:break-after="auto" fo:background-color="#eeeeee" fo:padding-left="0.349cm" fo:padding-right="0.15cm" fo:padding-top="0.15cm" fo:padding-bottom="0.15cm" fo:border-left="0.06pt solid #000000" fo:border-right="none" fo:border-top="none" fo:border-bottom="none" style:shadow="none">
        <style:tab-stops/>
      </style:paragraph-properties>
      <style:text-properties fo:font-style="italic" fo:font-weight="normal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ttention" style:family="paragraph" style:parent-style-name="Standard" style:master-page-name="">
      <loext:graphic-properties draw:fill="solid" draw:fill-color="#ffd7d7"/>
      <style:paragraph-properties fo:margin-left="0.199cm" fo:margin-right="0.199cm" fo:margin-top="0.199cm" fo:margin-bottom="0.4cm" style:contextual-spacing="false" fo:text-indent="0cm" style:auto-text-indent="false" style:page-number="auto" fo:background-color="#ffd7d7" fo:padding-left="0.349cm" fo:padding-right="0.049cm" fo:padding-top="0.049cm" fo:padding-bottom="0.049cm" fo:border-left="0.06pt solid #000000" fo:border-right="none" fo:border-top="none" fo:border-bottom="none" fo:keep-with-next="always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.212cm" style:contextual-spacing="false" fo:line-height="100%" fo:text-indent="-0.635cm" style:auto-text-indent="false" style:page-number="auto">
        <style:tab-stops/>
      </style:paragraph-properties>
    </style:style>
    <style:style style:name="Exemple" style:family="paragraph" style:parent-style-name="Standard" style:master-page-name="">
      <loext:graphic-properties draw:fill="solid" draw:fill-color="#dee6ef" draw:opacity="50%"/>
      <style:paragraph-properties fo:margin-top="0.199cm" fo:margin-bottom="0.101cm" style:contextual-spacing="false" fo:orphans="3" fo:widows="3" style:page-number="auto" fo:background-color="#dee6ef" fo:padding="0.15cm" fo:border="0.06pt dotted #00000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ext_20_body" style:master-page-name="">
      <loext:graphic-properties draw:fill="solid" draw:fill-color="#333333" draw:opacity="100%"/>
      <style:paragraph-properties ch2_options="{'Style': 'libreoffice-dark', 'Language': 'OCaml', 'UseCharStyles': 1, 'LineNumberRatio': 100, 'LineNumberStart': 1, 'MasterCharStyle': '', 'ShowLineNumbers': 1, 'ColourizeBackground': 1, 'LineNumberSeparator': '  ', 'StoreOptionsWithSnippet': 1}" fo:margin-top="0cm" fo:margin-bottom="0cm" style:contextual-spacing="false" fo:line-height="100%" style:page-number="auto" fo:background-color="#333333">
        <style:tab-stops/>
      </style:paragraph-properties>
      <style:text-properties fo:language="zxx" fo:country="none" officeooo:rsid="002f281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fo:padding-left="0.049cm" fo:padding-right="0.049cm" fo:padding-top="0.049cm" fo:padding-bottom="0.15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aragraphe" style:family="paragraph" style:parent-style-name="Text_20_body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fo:margin-top="0.4cm" fo:margin-bottom="0.4cm" style:wrap="none" style:vertical-pos="top" style:vertical-rel="paragraph-content" style:horizontal-pos="center" style:horizontal-rel="page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.101cm" style:wrap="parallel" style:number-wrapped-paragraphs="no-limit" style:wrap-contour="false" style:vertical-pos="middle" style:vertical-rel="text" draw:wrap-influence-on-position="once-concurrent" loext:allow-overlap="true" draw:textarea-vertical-align="top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4cm" fo:margin-bottom="0.4cm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347e8d" officeooo:paragraph-rsid="00347e8d"/>
    </style:style>
    <style:style style:name="MT1" style:family="text"/>
    <style:style style:name="MT2" style:family="text">
      <style:text-properties officeooo:rsid="0039a1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Header_20_right"><text:file-name text:display="name">template</text:file-name></text:p>
      </style:header>
      <style:footer>
        <text:p text:style-name="MP1"><text:span text:style-name="Emphasis">Page </text:span><text:span text:style-name="Emphasis"><text:page-number text:select-page="current">1</text:page-number></text:span><text:span text:style-name="Emphasis">/</text:span><text:span text:style-name="Emphasis"><text:page-count>1</text:page-count></text:span></text:p>
        <text:p text:style-name="MP2">Elowan <text:span text:style-name="MT2">le </text:span><text:date style:data-style-name="N37" text:date-value="2023-01-31T14:09:49.994565839">31/01/23</text:date><text:s/><text:span text:style-name="MT2">à</text:span> <text:time style:data-style-name="N60" text:time-value="2023-01-31T14:09:49.994658250">14:09</text:time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3:18:12.024113157</meta:creation-date>
    <dc:date>2023-01-31T14:09:49.927066709</dc:date>
    <meta:editing-duration>PT1M9S</meta:editing-duration>
    <meta:editing-cycles>2</meta:editing-cycles>
    <meta:generator>LibreOffice/7.4.5.1$Linux_X86_64 LibreOffice_project/9c0871452b3918c1019dde9bfac75448afc4b57f</meta:generator>
    <meta:document-statistic meta:table-count="0" meta:image-count="0" meta:object-count="0" meta:page-count="1" meta:paragraph-count="3" meta:word-count="8" meta:character-count="43" meta:non-whitespace-character-count="37"/>
    <meta:template xlink:type="simple" xlink:actuate="onRequest" xlink:title="infoModel" xlink:href="../../../infoModel.ott" meta:date="2023-01-04T22:42:51.908000000"/>
  </office:meta>
</office:document-meta>
</file>